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Вот полноценный список тем для изучения WordPress разработки тем:</text:p>
      <text:list xml:id="list3079571436540138069" text:style-name="L1">
        <text:list-item>
          <text:p text:style-name="P2"><text:span text:style-name="Strong_20_Emphasis">HTML и CSS:</text:span></text:p>
          <text:list>
            <text:list-item>
              <text:p text:style-name="P3">Основы HTML: структура веб-страницы.</text:p>
            </text:list-item>
            <text:list-item>
              <text:p text:style-name="P3">Основы CSS: стилизация элементов и макет страницы.</text:p>
            </text:list-item>
            <text:list-item>
              <text:p text:style-name="P3">Responsive Design: адаптивный дизайн для поддержки различных устройств и экранов.</text:p>
            </text:list-item>
          </text:list>
        </text:list-item>
        <text:list-item>
          <text:p text:style-name="P2"><text:span text:style-name="Strong_20_Emphasis">PHP:</text:span></text:p>
          <text:list>
            <text:list-item>
              <text:p text:style-name="P3">Синтаксис и основные концепции языка PHP.</text:p>
            </text:list-item>
            <text:list-item>
              <text:p text:style-name="P3">Работа с переменными, массивами и функциями.</text:p>
            </text:list-item>
            <text:list-item>
              <text:p text:style-name="P3">Управление данными и операции с базой данных.</text:p>
            </text:list-item>
          </text:list>
        </text:list-item>
        <text:list-item>
          <text:p text:style-name="P2"><text:span text:style-name="Strong_20_Emphasis">WordPress:</text:span></text:p>
          <text:list>
            <text:list-item>
              <text:p text:style-name="P3">Архитектура WordPress: структура файлов и базовые концепции.</text:p>
            </text:list-item>
            <text:list-item>
              <text:p text:style-name="P3">Шаблоны страниц и их использование.</text:p>
            </text:list-item>
            <text:list-item>
              <text:p text:style-name="P3">Кастомные типы записей и таксономии.</text:p>
            </text:list-item>
            <text:list-item>
              <text:p text:style-name="P3">Хуки и фильтры: расширение функциональности с использованием хуков.</text:p>
            </text:list-item>
            <text:list-item>
              <text:p text:style-name="P3">Шорткоды: создание и использование коротких кодов для вставки динамического контента.</text:p>
            </text:list-item>
            <text:list-item>
              <text:p text:style-name="P3">Кастомизация административного интерфейса: добавление настроек и функциональности через функции администрирования.</text:p>
            </text:list-item>
          </text:list>
        </text:list-item>
        <text:list-item>
          <text:p text:style-name="P2"><text:span text:style-name="Strong_20_Emphasis">JavaScript (необязательно, но полезно):</text:span></text:p>
          <text:list>
            <text:list-item>
              <text:p text:style-name="P3">Основы JavaScript: синтаксис и основные концепции.</text:p>
            </text:list-item>
            <text:list-item>
              <text:p text:style-name="P3">AJAX: обмен данными между клиентом и сервером без перезагрузки страницы.</text:p>
            </text:list-item>
            <text:list-item>
              <text:p text:style-name="P3">jQuery: библиотека JavaScript для упрощения манипуляции с DOM и обработки событий.</text:p>
            </text:list-item>
          </text:list>
        </text:list-item>
        <text:list-item>
          <text:p text:style-name="P2"><text:span text:style-name="Strong_20_Emphasis">Разработка тем:</text:span></text:p>
          <text:list>
            <text:list-item>
              <text:p text:style-name="P3">Создание шаблонов страниц: файлы PHP для отображения различных типов контента.</text:p>
            </text:list-item>
            <text:list-item>
              <text:p text:style-name="P3">Файлы стилей CSS: стилизация элементов и макет страницы.</text:p>
            </text:list-item>
            <text:list-item>
              <text:p text:style-name="P3">Использование кастомных полей: добавление дополнительной информации к записям и страницам.</text:p>
            </text:list-item>
            <text:list-item>
              <text:p text:style-name="P3">Интеграция изображений и мультимедиа: работа с графикой и медиа-контентом.</text:p>
            </text:list-item>
            <text:list-item>
              <text:p text:style-name="P3">Оптимизация производительности: улучшение скорости загрузки и оптимизация запросов к базе данных.</text:p>
            </text:list-item>
          </text:list>
        </text:list-item>
        <text:list-item>
          <text:p text:style-name="P2"><text:span text:style-name="Strong_20_Emphasis">Инструменты и ресурсы:</text:span></text:p>
          <text:list>
            <text:list-item>
              <text:p text:style-name="P3">Редактор кода (например, Visual Studio Code, Sublime Text).</text:p>
            </text:list-item>
            <text:list-item>
              <text:p text:style-name="P3">Браузерные инструменты разработчика (Chrome DevTools, Firefox Developer Tools).</text:p>
            </text:list-item>
            <text:list-item>
              <text:p text:style-name="P2">Ресурсы и документация WordPress: официальная документация, форумы сообщества, блоги и учебники.</text:p>
            </text:list-item>
          </text:list>
        </text:list-item>
      </text:list>
      <text:p text:style-name="Text_20_body">Этот список охватывает основные темы и концепции, которые нужно изучить для разработки тем в WordPress. В зависимости от вашего уровня знаний и опыта, вы можете начать с основ и постепенно продвигаться к более сложным темам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2:12:00.66</dc:date>
    <meta:document-statistic meta:table-count="0" meta:image-count="0" meta:object-count="0" meta:page-count="2" meta:paragraph-count="34" meta:word-count="289" meta:character-count="2044"/>
    <dc:creator>Dima Wide</dc:creator>
    <meta:user-defined meta:name="Info 1"/>
    <meta:user-defined meta:name="Info 2"/>
    <meta:user-defined meta:name="Info 3"/>
    <meta:user-defined meta:name="Info 4"/>
  </office:meta>
</office:document-meta>
</file>